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7">
            <text:p>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11">
            <text:p>1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5];[.I$1:.I$1048576];0)" office:value-type="float" office:value="8">
            <text:p>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number-columns-repeated="128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81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5">
          <gnm:selection gnm:start-col="14" gnm:start-row="15" gnm:end-col="14" gnm:end-row="15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 column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70">
          <gnm:selection gnm:start-col="13" gnm:start-row="70" gnm:end-col="13" gnm:end-row="7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3T22:47:53Z</dc:date>
    <meta:editing-cycles>40</meta:editing-cycles>
    <meta:editing-duration>P1DT1H8M37S</meta:editing-duration>
    <meta:generator>gnumeric/1.12.46</meta:generator>
  </office:meta>
</office:document-meta>
</file>